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0.594cm"/>
    </style:style>
    <style:style style:name="co7" style:family="table-column">
      <style:table-column-properties fo:break-before="auto" style:column-width="4.297cm"/>
    </style:style>
    <style:style style:name="co8" style:family="table-column">
      <style:table-column-properties fo:break-before="auto" style:column-width="0.616cm"/>
    </style:style>
    <style:style style:name="co9" style:family="table-column">
      <style:table-column-properties fo:break-before="auto" style:column-width="4.785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hyphenate="true"/>
    </style:style>
    <style:style style:name="ce13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64cm" svg:height="3.82cm" svg:x="2.273cm" svg:y="6.257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64cm" svg:height="1.259cm" svg:x="7.071cm" svg:y="8.787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64cm" svg:height="1.584cm" svg:x="2.333cm" svg:y="12.741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755cm" svg:height="5.49cm" svg:x="6.812cm" svg:y="12.55cm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64cm" svg:height="7.902cm" svg:x="2.41cm" svg:y="16.814cm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1.07cm" svg:height="7.136cm" svg:x="25.712cm" svg:y="1.876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1.31cm" svg:height="11.768cm" svg:x="25.625cm" svg:y="9.124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1.07cm" svg:height="3.385cm" svg:x="25.597cm" svg:y="20.982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64cm" svg:height="1.166cm" svg:x="6.966cm" svg:y="20.02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64cm" svg:height="1.524cm" svg:x="6.896cm" svg:y="23.04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3" office:value-type="string">
            <text:p>Speadsheet+ Eclipse tools</text:p>
          </table:table-cell>
          <table:table-cell table:style-name="ce8"/>
          <table:table-cell table:style-name="ce15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 </text:p>
          </table:table-cell>
          <table:table-cell table:style-name="ce8"/>
          <table:table-cell table:style-name="ce14" office:value-type="string">
            <text:p>Papyrus </text:p>
          </table:table-cell>
          <table:table-cell table:style-name="ce8"/>
          <table:table-cell table:style-name="ce15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15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4" office:value-type="string">
            <text:p>ERTMS Formal Specs</text:p>
          </table:table-cell>
          <table:table-cell table:style-name="ce8"/>
          <table:table-cell table:style-name="ce15" office:value-type="string">
            <text:p>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5" office:value-type="string">
            <text:p>(with integrated refinement step <text:s/>to produce an executable model)</text:p>
          </table:table-cell>
          <table:table-cell table:style-name="ce8"/>
          <table:table-cell table:style-name="ce2"/>
          <table:table-cell table:style-name="ce2" office:value-type="string">
            <text:p>Scope of D7.1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 office:value-type="string">
            <text:p>Polarsys Tools</text:p>
          </table:table-cell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4"/>
          <table:table-cell table:style-name="ce9"/>
          <table:table-cell table:style-name="ce15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4"/>
          <table:table-cell table:style-name="ce8"/>
          <table:table-cell table:style-name="ce15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15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15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32cm" fo:page-height="16.256cm" style:num-format="1" style:print-orientation="landscape" fo:margin="0cm" fo:margin-top="0cm" fo:margin-bottom="0cm" fo:margin-left="0cm" fo:margin-right="0cm" style:shadow="none" style:scale-to-pages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8-26T14:54:27</dc:date>
    <dc:creator>Doche </dc:creator>
    <meta:editing-duration>PT2H9M33S</meta:editing-duration>
    <meta:editing-cycles>26</meta:editing-cycles>
    <meta:generator>LibreOffice/3.5$Linux_X86_64 LibreOffice_project/350m1$Build-2</meta:generator>
    <meta:document-statistic meta:table-count="1" meta:cell-count="41" meta:object-count="10"/>
  </office:meta>
</office:document-meta>
</file>